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モトヤLマルベリ3等幅" style:font-size-asian="24pt" style:language-asian="ja" style:country-asian="JP" style:font-name-complex="モトヤLマルベリ3等幅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21:24:02.159958857</meta:creation-date>
    <meta:editing-duration>P0D</meta:editing-duration>
    <meta:editing-cycles>3</meta:editing-cycles>
    <dc:date>2014-02-16T21:28:04.354813653</dc:date>
    <meta:generator>LibreOffice/4.1.5.3$Linux_X86_64 LibreOffice_project/410m0$Build-3</meta:generator>
    <dc:description>Comment</dc:description>
    <meta:keyword>Keyword1</meta:keyword>
    <meta:keyword>Keyword2</meta:keyword>
    <dc:subject>Subject</dc:subject>
    <dc:title>Title</dc:title>
    <meta:document-statistic meta:object-count="25"/>
  </office:meta>
</office:document-meta>
</file>